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a2" style:family="table">
      <style:table-properties style:width="17.198cm" fo:margin-left="-0.058cm" fo:margin-top="0cm" fo:margin-bottom="0cm" table:align="left" style:writing-mode="lr-tb"/>
    </style:style>
    <style:style style:name="Tabela2.A" style:family="table-column">
      <style:table-column-properties style:column-width="1.588cm"/>
    </style:style>
    <style:style style:name="Tabela2.B" style:family="table-column">
      <style:table-column-properties style:column-width="2.302cm"/>
    </style:style>
    <style:style style:name="Tabela2.C" style:family="table-column">
      <style:table-column-properties style:column-width="3.671cm"/>
    </style:style>
    <style:style style:name="Tabela2.D" style:family="table-column">
      <style:table-column-properties style:column-width="9.638cm"/>
    </style:style>
    <style:style style:name="Tabela2.1" style:family="table-row">
      <style:table-row-properties style:min-row-height="0.665cm" fo:keep-together="auto"/>
    </style:style>
    <style:style style:name="Tabela2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2.2" style:family="table-row">
      <style:table-row-properties style:min-row-height="0.499cm" fo:keep-together="auto"/>
    </style:style>
    <style:style style:name="Tabela2.3" style:family="table-row">
      <style:table-row-properties style:min-row-height="1.318cm" fo:keep-together="auto"/>
    </style:style>
    <style:style style:name="Tabela2.A3" style:family="table-cell">
      <style:table-cell-properties style:vertical-align="middle" fo:padding-left="0.058cm" fo:padding-right="0cm" fo:padding-top="0cm" fo:padding-bottom="0cm" fo:border="0.5pt solid #999999"/>
    </style:style>
    <style:style style:name="Tabela2.B3" style:family="table-cell">
      <style:table-cell-properties style:vertical-align="middle" fo:padding-left="0.058cm" fo:padding-right="0cm" fo:padding-top="0cm" fo:padding-bottom="0cm" fo:border="0.5pt solid #999999"/>
    </style:style>
    <style:style style:name="Tabela2.C3" style:family="table-cell">
      <style:table-cell-properties style:vertical-align="middle" fo:padding-left="0.058cm" fo:padding-right="0cm" fo:padding-top="0cm" fo:padding-bottom="0cm" fo:border="0.5pt solid #999999"/>
    </style:style>
    <style:style style:name="Tabela2.D3" style:family="table-cell">
      <style:table-cell-properties style:vertical-align="middle" fo:padding-left="0.058cm" fo:padding-right="0cm" fo:padding-top="0cm" fo:padding-bottom="0cm" fo:border="0.5pt solid #999999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889cm"/>
    </style:style>
    <style:style style:name="Tabela1.B" style:family="table-column">
      <style:table-column-properties style:column-width="3.307cm"/>
    </style:style>
    <style:style style:name="Tabela1.C" style:family="table-column">
      <style:table-column-properties style:column-width="9.816cm"/>
    </style:style>
    <style:style style:name="Tabela1.A1" style:family="table-cell">
      <style:table-cell-properties style:vertical-align="middle" fo:padding="0.049cm" fo:border-left="0.75pt solid #808080" fo:border-right="none" fo:border-top="0.75pt solid #808080" fo:border-bottom="0.05pt solid #808080"/>
    </style:style>
    <style:style style:name="Tabela1.B1" style:family="table-cell">
      <style:table-cell-properties style:vertical-align="middle" fo:padding="0.049cm" fo:border-left="0.05pt solid #808080" fo:border-right="none" fo:border-top="0.75pt solid #808080" fo:border-bottom="0.05pt solid #808080"/>
    </style:style>
    <style:style style:name="Tabela1.C1" style:family="table-cell">
      <style:table-cell-properties style:vertical-align="middle" fo:padding="0.049cm" fo:border-left="0.05pt solid #808080" fo:border-right="0.75pt solid #808080" fo:border-top="0.75pt solid #808080" fo:border-bottom="0.05pt solid #808080"/>
    </style:style>
    <style:style style:name="Tabela1.A2" style:family="table-cell">
      <style:table-cell-properties style:vertical-align="middle" fo:padding="0.049cm" fo:border-left="0.75pt solid #808080" fo:border-right="none" fo:border-top="none" fo:border-bottom="0.05pt solid #808080"/>
    </style:style>
    <style:style style:name="Tabela1.B2" style:family="table-cell">
      <style:table-cell-properties style:vertical-align="middle" fo:padding="0.049cm" fo:border-left="0.05pt solid #808080" fo:border-right="none" fo:border-top="none" fo:border-bottom="0.05pt solid #808080"/>
    </style:style>
    <style:style style:name="Tabela1.C2" style:family="table-cell">
      <style:table-cell-properties style:vertical-align="middle" fo:padding="0.049cm" fo:border-left="0.05pt solid #808080" fo:border-right="0.75pt solid #808080" fo:border-top="none" fo:border-bottom="0.05pt solid #808080"/>
    </style:style>
    <style:style style:name="Tabela1.A3" style:family="table-cell">
      <style:table-cell-properties style:vertical-align="middle" fo:padding="0.049cm" fo:border-left="0.75pt solid #808080" fo:border-right="none" fo:border-top="none" fo:border-bottom="0.75pt solid #808080"/>
    </style:style>
    <style:style style:name="Tabela1.B3" style:family="table-cell">
      <style:table-cell-properties style:vertical-align="middle" fo:padding="0.049cm" fo:border-left="0.05pt solid #808080" fo:border-right="none" fo:border-top="none" fo:border-bottom="0.75pt solid #808080"/>
    </style:style>
    <style:style style:name="Tabela1.C3" style:family="table-cell">
      <style:table-cell-properties style:vertical-align="middle" fo:padding="0.049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line-height="115%" fo:text-align="justify" style:justify-single-word="false"/>
      <style:text-properties officeooo:paragraph-rsid="000fd350"/>
    </style:style>
    <style:style style:name="P2" style:family="paragraph" style:parent-style-name="Text_20_body" style:list-style-name="L1">
      <style:paragraph-properties fo:line-height="115%" fo:text-align="justify" style:justify-single-word="false"/>
      <style:text-properties style:use-window-font-color="true" style:text-underline-style="none" officeooo:paragraph-rsid="000fd350"/>
    </style:style>
    <style:style style:name="P3" style:family="paragraph" style:parent-style-name="Text_20_body" style:list-style-name="L1">
      <style:paragraph-properties fo:margin-top="0cm" fo:margin-bottom="0cm" loext:contextual-spacing="false" fo:line-height="115%" fo:text-align="justify" style:justify-single-word="false"/>
      <style:text-properties style:use-window-font-color="true" style:text-underline-style="none" officeooo:paragraph-rsid="000fd350"/>
    </style:style>
    <style:style style:name="P4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5" style:family="paragraph" style:parent-style-name="Text_20_body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00fd350"/>
    </style:style>
    <style:style style:name="P6" style:family="paragraph" style:parent-style-name="Text_20_body" style:list-style-name="L9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7" style:family="paragraph" style:parent-style-name="Text_20_body" style:list-style-name="L12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8" style:family="paragraph" style:parent-style-name="Text_20_body" style:list-style-name="L1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9" style:family="paragraph" style:parent-style-name="Text_20_body" style:list-style-name="L15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0" style:family="paragraph" style:parent-style-name="Text_20_body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1" style:family="paragraph" style:parent-style-name="Text_20_body" style:list-style-name="L9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2" style:family="paragraph" style:parent-style-name="Text_20_body" style:list-style-name="L11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3" style:family="paragraph" style:parent-style-name="Text_20_body" style:list-style-name="L13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4" style:family="paragraph" style:parent-style-name="Text_20_body" style:list-style-name="L14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5" style:family="paragraph" style:parent-style-name="Text_20_body" style:list-style-name="L15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16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0fd350"/>
    </style:style>
    <style:style style:name="P17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0fd350"/>
    </style:style>
    <style:style style:name="P18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0127b97"/>
    </style:style>
    <style:style style:name="P19" style:family="paragraph" style:parent-style-name="Heading_20_3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0" style:family="paragraph" style:parent-style-name="Heading_20_1" style:master-page-name="">
      <style:paragraph-properties fo:line-height="115%" fo:text-align="justify" style:justify-single-word="false" style:page-number="auto"/>
      <style:text-properties officeooo:paragraph-rsid="000fd350"/>
    </style:style>
    <style:style style:name="P21" style:family="paragraph" style:parent-style-name="Heading_20_2">
      <style:paragraph-properties fo:line-height="115%" fo:text-align="justify" style:justify-single-word="false"/>
      <style:text-properties officeooo:paragraph-rsid="000fd350"/>
    </style:style>
    <style:style style:name="P22" style:family="paragraph" style:parent-style-name="Versões">
      <style:paragraph-properties fo:text-align="center" style:justify-single-word="false"/>
      <style:text-properties style:font-name="Liberation Serif" fo:font-weight="bold" officeooo:paragraph-rsid="000fd350" style:font-weight-asian="bold"/>
    </style:style>
    <style:style style:name="P23" style:family="paragraph" style:parent-style-name="Versões">
      <style:paragraph-properties fo:text-align="center" style:justify-single-word="false"/>
      <style:text-properties style:font-name="Liberation Serif" officeooo:rsid="001fb18e" officeooo:paragraph-rsid="000fd350"/>
    </style:style>
    <style:style style:name="P24" style:family="paragraph" style:parent-style-name="Versões">
      <style:paragraph-properties fo:text-align="center" style:justify-single-word="false"/>
      <style:text-properties style:font-name="Liberation Serif" officeooo:rsid="000fd350" officeooo:paragraph-rsid="000fd350"/>
    </style:style>
    <style:style style:name="P25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center" style:justify-single-word="false" fo:text-indent="0cm" style:auto-text-indent="false" fo:background-color="transparent"/>
      <style:text-properties style:use-window-font-color="true" style:text-underline-style="none" officeooo:paragraph-rsid="000fd350"/>
    </style:style>
    <style:style style:name="P26" style:family="paragraph" style:parent-style-name="Table_20_Contents">
      <loext:graphic-properties draw:fill="none"/>
      <style:paragraph-properties fo:margin-left="1cm" fo:margin-right="0cm" fo:margin-top="0cm" fo:margin-bottom="0.499cm" loext:contextual-spacing="false" fo:line-height="115%" fo:text-align="start" style:justify-single-word="false" fo:text-indent="0cm" style:auto-text-indent="false" fo:background-color="transparent"/>
      <style:text-properties style:use-window-font-color="true" style:text-underline-style="none" fo:font-weight="bold" officeooo:paragraph-rsid="000fd350" style:font-weight-asian="bold" style:font-weight-complex="bold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0fb311"/>
    </style:style>
    <style:style style:name="T3" style:family="text">
      <style:text-properties style:use-window-font-color="true" style:text-underline-style="none" officeooo:rsid="001fb18e"/>
    </style:style>
    <style:style style:name="T4" style:family="text">
      <style:text-properties style:use-window-font-color="true" style:text-underline-style="none" officeooo:rsid="001b2f56"/>
    </style:style>
    <style:style style:name="T5" style:family="text">
      <style:text-properties style:use-window-font-color="true" style:text-underline-style="none" officeooo:rsid="000fd350"/>
    </style:style>
    <style:style style:name="T6" style:family="text">
      <style:text-properties style:use-window-font-color="true" style:text-underline-style="none" officeooo:rsid="00100a5e"/>
    </style:style>
    <style:style style:name="T7" style:family="text">
      <style:text-properties style:use-window-font-color="true" style:text-underline-style="none" officeooo:rsid="00114ecf"/>
    </style:style>
    <style:style style:name="T8" style:family="text">
      <style:text-properties style:use-window-font-color="true" style:text-underline-style="none" officeooo:rsid="00127b97"/>
    </style:style>
    <style:style style:name="T9" style:family="text">
      <style:text-properties style:use-window-font-color="true" style:text-underline-style="none" officeooo:rsid="0013da56"/>
    </style:style>
    <style:style style:name="T10" style:family="text">
      <style:text-properties style:use-window-font-color="true" style:text-underline-style="none" officeooo:rsid="00149cf9"/>
    </style:style>
    <style:style style:name="T11" style:family="text">
      <style:text-properties officeooo:rsid="001d2f1d"/>
    </style:style>
    <style:style style:name="T12" style:family="text">
      <style:text-properties fo:font-style="italic" officeooo:rsid="001d2f1d" style:font-style-asian="italic" style:font-style-complex="italic"/>
    </style:style>
    <style:style style:name="T13" style:family="text">
      <style:text-properties officeooo:rsid="000fd35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Strong_20_Emphasis"><text:span text:style-name="T1">Planejamento</text:span></text:span></text:h>
      <text:h text:style-name="P21" text:outline-level="2"><text:span text:style-name="T2">1</text:span><text:span text:style-name="T1">.1</text:span><text:span text:style-name="Strong_20_Emphasis"><text:span text:style-name="T1">Visão Geral</text:span></text:span></text:h>
      <text:p text:style-name="P1"><text:span text:style-name="T1"><text:tab/>O planejamento do projeto refina os objetivos do projeto e planeja o trabalho necessário para alcançá-los. </text:span><text:span text:style-name="T3">O gerente é responsável por desenvolver o plano de projeto e seus planos complementares. A fase do planejamento definirá mais precisamente o escopo, o custo e o prazo do projeto, estabelecerá a organização do trabalho e fornecerá uma estrutura para revisão e controle do projeto. Mudanças significativas que venham a ocorrer durante os processos de execução e controle demandarão atividades do processo de planejamento.</text:span></text:p>
      <text:h text:style-name="P21" text:outline-level="2"><text:span text:style-name="T2">1</text:span><text:span text:style-name="T1">.2 </text:span><text:span text:style-name="Strong_20_Emphasis"><text:span text:style-name="T1">Pré-requisitos</text:span></text:span></text:h>
      <text:list xml:id="list3703785755177736231" text:style-name="L1">
        <text:list-item>
          <text:p text:style-name="P3">Solicitação do projeto aprovada; </text:p>
        </text:list-item>
        <text:list-item>
          <text:p text:style-name="P2">Gerente de projeto definido. </text:p>
        </text:list-item>
      </text:list>
      <text:h text:style-name="P21" text:outline-level="2"><text:span text:style-name="T2">1</text:span><text:span text:style-name="T1">.</text:span><text:span text:style-name="T5">3</text:span><text:span text:style-name="T1"> </text:span><text:span text:style-name="Strong_20_Emphasis"><text:span text:style-name="T1">Atividade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table:number-columns-spanned="4" office:value-type="string">
            <text:p text:style-name="P22">Controle de Versões</text:p>
          </table:table-cell>
          <table:covered-table-cell/>
          <table:covered-table-cell/>
          <table:covered-table-cell/>
        </table:table-row>
        <table:table-row table:style-name="Tabela2.2">
          <table:table-cell table:style-name="Tabela2.A1" office:value-type="string">
            <text:p text:style-name="P22">Versão</text:p>
          </table:table-cell>
          <table:table-cell table:style-name="Tabela2.A1" office:value-type="string">
            <text:p text:style-name="P22">Data</text:p>
          </table:table-cell>
          <table:table-cell table:style-name="Tabela2.A1" office:value-type="string">
            <text:p text:style-name="P22">Autor</text:p>
          </table:table-cell>
          <table:table-cell table:style-name="Tabela2.A1" office:value-type="string">
            <text:p text:style-name="P22">Notas da Revisão</text:p>
          </table:table-cell>
        </table:table-row>
        <table:table-row table:style-name="Tabela2.3">
          <table:table-cell table:style-name="Tabela2.A3" office:value-type="string">
            <text:p text:style-name="P23">1.0</text:p>
          </table:table-cell>
          <table:table-cell table:style-name="Tabela2.B3" office:value-type="string">
            <text:p text:style-name="P23">3<text:span text:style-name="T13">1/</text:span>08/2016</text:p>
          </table:table-cell>
          <table:table-cell table:style-name="Tabela2.C3" office:value-type="string">
            <text:p text:style-name="P24">Luiz Felipe Fronchetti</text:p>
          </table:table-cell>
          <table:table-cell table:style-name="Tabela2.D3" office:value-type="string">
            <text:p text:style-name="P23">Definir visão geral <text:span text:style-name="T13">e seções estabelecidas abaixo</text:span></text:p>
          </table:table-cell>
        </table:table-row>
      </table:table>
      <text:h text:style-name="P17" text:outline-level="3"><text:span text:style-name="T2">1.</text:span><text:span text:style-name="T5">3</text:span><text:span text:style-name="T1">.1 </text:span>Desenvolver o plano de gerenciamento do projeto</text:h>
      <text:p text:style-name="P4"><text:tab/><text:span text:style-name="T11">O objetivo desse documento é definir, preparar, integrar e coordenar todas as etapas do plano de gerenciamento de projeto. Assim, será possível tomar conhecimento de todo o processo que será realizado para a produção de um serviço Web CVLattes.</text:span></text:p>
      <text:p text:style-name="P4"><text:tab/><text:span text:style-name="T11">Na saída, encontra-se um </text:span><text:span text:style-name="T12">link</text:span><text:span text:style-name="T11"> para o acesso do plano de gerenciamento de projeto, e na entrada está o </text:span><text:span text:style-name="T12">link</text:span><text:span text:style-name="T11"> de acesso para o termo de abertura do projeto. Ambos se encontram na mesma pasta do repositório, DocumentosProjeto. </text:span></text:p>
      <text:p text:style-name="P5"><text:span text:style-name="Strong_20_Emphasis"><text:span text:style-name="T1">Entrada</text:span></text:span><text:span text:style-name="T1">: Termo de Abertura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TAP_Felipe.odt</text:a><text:span text:style-name="T5"> </text:span></text:p>
      <text:p text:style-name="P5"><text:span text:style-name="Strong_20_Emphasis"><text:span text:style-name="T1">Saída</text:span></text:span><text:span text:style-name="T1">: Plano de Gerenciamento do Projeto</text:span><text:span text:style-name="T4"> </text:span><text:a xlink:type="simple" xlink:href="https://github.com/LLVN/Felipe/blob/master/DocumentosProjeto/TAP_Felipe.odt" text:style-name="Internet_20_link" text:visited-style-name="Visited_20_Internet_20_Link">https://github.com/LLVN/Felipe/blob/master/DocumentosProjeto/PGP_Felipe.odt</text:a><text:span text:style-name="T5"> </text:span></text:p>
      <text:p text:style-name="P5"><text:span text:style-name="T5"/></text:p>
      <text:p text:style-name="P5"><text:span text:style-name="T5"/></text:p>
      <text:h text:style-name="P17" text:outline-level="3"><text:span text:style-name="T5"/></text:h>
      <text:p text:style-name="P4"><text:span text:style-name="T5"/></text:p>
      <text:h text:style-name="P17" text:outline-level="3"><text:soft-page-break/><text:span text:style-name="T2">1</text:span><text:span text:style-name="T1">.</text:span><text:span text:style-name="T6">3</text:span><text:span text:style-name="T1">.2 </text:span><text:span text:style-name="Strong_20_Emphasis"><text:span text:style-name="T1">Definir o escopo do projeto</text:span></text:span></text:h>
      <text:p text:style-name="P4"><text:span text:style-name="Strong_20_Emphasis"><text:span text:style-name="T1">Finalidade</text:span></text:span><text:span text:style-name="T1">: Descrever de forma clara as entregas do projeto </text:span></text:p>
      <text:p text:style-name="P4"><text:span text:style-name="Strong_20_Emphasis"><text:span text:style-name="T1">Entrada</text:span></text:span><text:span text:style-name="T1">: Termo de Abertura do Projeto</text:span></text:p>
      <text:p text:style-name="P4"><text:span text:style-name="Strong_20_Emphasis"><text:span text:style-name="T1">Saída</text:span></text:span><text:span text:style-name="T1">:</text:span></text:p>
      <text:list xml:id="list6447285800251670503" text:style-name="L9">
        <text:list-item>
          <text:p text:style-name="P11">Declaração de Escopo (Seção do Plano de Projeto ou Documento auxiliar); </text:p>
        </text:list-item>
        <text:list-item>
          <text:p text:style-name="P6">Estrutura Analítica do Projeto (EAP ou WBS) </text:p>
        </text:list-item>
      </text:list>
      <text:h text:style-name="P17" text:outline-level="3" text:is-list-header="true"><text:span text:style-name="T2">1</text:span><text:span text:style-name="T1">.</text:span><text:span text:style-name="T7">3</text:span><text:span text:style-name="T1">.3 Planejar o gerenciamento da qualidade (8.1-PMBOK)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6">Tipos de critério</text:p>
          </table:table-cell>
          <table:table-cell table:style-name="Tabela1.B1" office:value-type="string">
            <text:p text:style-name="P26">Aplica para</text:p>
          </table:table-cell>
          <table:table-cell table:style-name="Tabela1.C1" office:value-type="string">
            <text:p text:style-name="P26">Descrição</text:p>
          </table:table-cell>
        </table:table-row>
        <table:table-row>
          <table:table-cell table:style-name="Tabela1.A2" office:value-type="string">
            <text:p text:style-name="P25">Critérios de aceitação</text:p>
          </table:table-cell>
          <table:table-cell table:style-name="Tabela1.B2" office:value-type="string">
            <text:p text:style-name="P25">Entregas e Projeto</text:p>
          </table:table-cell>
          <table:table-cell table:style-name="Tabela1.C2" office:value-type="string">
            <text:p text:style-name="P25">Define os critérios que serão usados para aprovar ou não a entrega. Podem ser entregas, aprovações ou eventos que devem ocorrer antes de sua conclusão.</text:p>
          </table:table-cell>
        </table:table-row>
        <table:table-row>
          <table:table-cell table:style-name="Tabela1.A3" office:value-type="string">
            <text:p text:style-name="P25">Pré-requisitos ou Dependências</text:p>
          </table:table-cell>
          <table:table-cell table:style-name="Tabela1.B3" office:value-type="string">
            <text:p text:style-name="P25">Atividades,  Entregas e Fases</text:p>
          </table:table-cell>
          <table:table-cell table:style-name="Tabela1.C3" office:value-type="string">
            <text:p text:style-name="P25">Define os pré-requisitos que devem estar disponíveis antes do início da atividade (materiais, pessoal, aprovações)</text:p>
          </table:table-cell>
        </table:table-row>
      </table:table>
      <text:p text:style-name="P4"><text:span text:style-name="Strong_20_Emphasis"><text:span text:style-name="T1"/></text:span></text:p>
      <text:p text:style-name="P4"><text:span text:style-name="Strong_20_Emphasis"><text:span text:style-name="T1">CheckList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Finalidade</text:span></text:span><text:span text:style-name="T1">: Identificar os requisitos e padrões de qualidade do projeto e suas entregas e documentar como será verificado a conformidade dos mesmos.</text:span></text:p>
      <text:p text:style-name="P4"><text:span text:style-name="Strong_20_Emphasis"><text:span text:style-name="T1">Entrada</text:span></text:span><text:span text:style-name="T1">:</text:span></text:p>
      <text:list xml:id="list704937464450366883" text:style-name="L11">
        <text:list-header>
          <text:p text:style-name="P12"/>
        </text:list-header>
      </text:list>
      <text:p text:style-name="P4"><text:span text:style-name="Strong_20_Emphasis"><text:span text:style-name="T1">Saída</text:span></text:span><text:span text:style-name="T1">:</text:span></text:p>
      <text:list xml:id="list8616660684881912841" text:style-name="L12">
        <text:list-item>
          <text:p text:style-name="P7">Plano de gerenciamento da qualidade Ou seção de qualidade no plano de projeto. </text:p>
        </text:list-item>
      </text:list>
      <text:h text:style-name="P19" text:outline-level="3"/>
      <text:h text:style-name="P18" text:outline-level="3"><text:span text:style-name="T2">1</text:span><text:span text:style-name="T1">.</text:span><text:span text:style-name="T8">3</text:span><text:span text:style-name="T1">.</text:span><text:span text:style-name="T2">4 </text:span><text:span text:style-name="Strong_20_Emphasis"><text:span text:style-name="T1">Criar o cronograma e o orçamento do projeto</text:span></text:span></text:h>
      <text:p text:style-name="P4"><text:span text:style-name="Strong_20_Emphasis"><text:span text:style-name="T1"/></text:span></text:p>
      <text:p text:style-name="P4"><text:span text:style-name="Strong_20_Emphasis"><text:span text:style-name="T1">CheckList</text:span></text:span></text:p>
      <text:p text:style-name="P10"/>
      <text:p text:style-name="P4"><text:span text:style-name="Strong_20_Emphasis"><text:span text:style-name="T1">Finalidade</text:span></text:span><text:span text:style-name="T1">: Detalhar para cada pacote de trabalho, suas atividades. Para cada atividade definida, seus recursos necessários e duração prevista.</text:span></text:p>
      <text:p text:style-name="P4"><text:soft-page-break/><text:span text:style-name="Strong_20_Emphasis"><text:span text:style-name="T1">Entrada</text:span></text:span><text:span text:style-name="T1">:</text:span></text:p>
      <text:p text:style-name="P4"><text:span text:style-name="Strong_20_Emphasis"><text:span text:style-name="T1">Saída</text:span></text:span><text:span text:style-name="T1">:</text:span></text:p>
      <text:list xml:id="list6530537294694719593" text:style-name="L13">
        <text:list-item>
          <text:p text:style-name="P13">Cronograma. </text:p>
        </text:list-item>
        <text:list-item>
          <text:p text:style-name="P8">Orçamento. </text:p>
        </text:list-item>
      </text:list>
      <text:h text:style-name="P19" text:outline-level="3" text:is-list-header="true"/>
      <text:h text:style-name="P17" text:outline-level="3"><text:span text:style-name="T2">1</text:span><text:span text:style-name="T1">.</text:span><text:span text:style-name="T8">3</text:span><text:span text:style-name="T1">.</text:span><text:span text:style-name="T2">5 </text:span><text:a xlink:type="simple" xlink:href="http://escritoriodeprojetos.com.br/planejar-o-gerenciamento-das-comunicacoes" text:style-name="Internet_20_link" text:visited-style-name="Visited_20_Internet_20_Link"><text:span text:style-name="T1">Planejar o gerenciamento das comunicações (10.1-PMBOK)</text:span></text:a></text:h>
      <text:p text:style-name="P4"><text:span text:style-name="Strong_20_Emphasis"><text:span text:style-name="T1"/></text:span></text:p>
      <text:p text:style-name="P4"><text:span text:style-name="Strong_20_Emphasis"><text:span text:style-name="T1">CheckList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>Finalidade</text:span></text:span><text:span text:style-name="T1">: Determinar as necessidades de informação das partes interessadas no projeto e definir quem irá gerá-la e quem irá recebê-la, quando e como será comunicada.</text:span></text:p>
      <text:p text:style-name="P4"><text:span text:style-name="Strong_20_Emphasis"><text:span text:style-name="T1">Entrada</text:span></text:span><text:span text:style-name="T1">:</text:span></text:p>
      <text:list xml:id="list3066620420582515067" text:style-name="L14">
        <text:list-header>
          <text:p text:style-name="P14"/>
        </text:list-header>
      </text:list>
      <text:p text:style-name="P4"><text:span text:style-name="Strong_20_Emphasis"><text:span text:style-name="T1">Saída</text:span></text:span><text:span text:style-name="T1">: Plano de gerenciamento das comunicações ou Seção do plano de projeto atualizada.</text:span></text:p>
      <text:h text:style-name="P19" text:outline-level="3"/>
      <text:h text:style-name="P17" text:outline-level="3"><text:span text:style-name="T2">1</text:span><text:span text:style-name="T1">.</text:span><text:span text:style-name="T8">3</text:span><text:span text:style-name="T1">.</text:span><text:span text:style-name="T2">6 </text:span><text:span text:style-name="Strong_20_Emphasis"><text:span text:style-name="T1">Analisar os riscos</text:span></text:span></text:h>
      <text:p text:style-name="P4"><text:span text:style-name="Strong_20_Emphasis"><text:span text:style-name="T1"/></text:span></text:p>
      <text:p text:style-name="P4"><text:span text:style-name="Strong_20_Emphasis"><text:span text:style-name="T1">CheckList</text:span></text:span></text:p>
      <text:p text:style-name="P10"/>
      <text:p text:style-name="P4"><text:span text:style-name="Strong_20_Emphasis"><text:span text:style-name="T1">Finalidade</text:span></text:span><text:span text:style-name="T1">:</text:span></text:p>
      <text:list xml:id="list1950683076467434074" text:style-name="L15">
        <text:list-item>
          <text:p text:style-name="P15">Aumentar a probabilidade e o impacto dos eventos positivos e </text:p>
        </text:list-item>
        <text:list-item>
          <text:p text:style-name="P9">Diminuir a probabilidade e o impacto dos eventos adversos ao projeto. </text:p>
        </text:list-item>
      </text:list>
      <text:p text:style-name="P4"><text:span text:style-name="Strong_20_Emphasis"><text:span text:style-name="T1">Entrada</text:span></text:span><text:span text:style-name="T1">:</text:span></text:p>
      <text:p text:style-name="P4"><text:span text:style-name="Strong_20_Emphasis"><text:span text:style-name="T1">Saída</text:span></text:span><text:span text:style-name="T1">:</text:span></text:p>
      <text:p text:style-name="P4"><text:a xlink:type="simple" xlink:href="http://escritoriodeprojetos.com.br/component/jdownloads/send/8-modelos/6-plano-de-gerenciamento-dos-riscos" text:style-name="Internet_20_link" text:visited-style-name="Visited_20_Internet_20_Link"><text:span text:style-name="T1">Plano complementar de riscos</text:span></text:a></text:p>
      <text:h text:style-name="P19" text:outline-level="3"/>
      <text:h text:style-name="P17" text:outline-level="3"><text:span text:style-name="T2">1</text:span><text:span text:style-name="T1">.</text:span><text:span text:style-name="T9">3</text:span><text:span text:style-name="T1">.</text:span><text:span text:style-name="T2">7 </text:span><text:span text:style-name="Strong_20_Emphasis"><text:span text:style-name="T1">Determinar o controle integrado de mudanças</text:span></text:span></text:h>
      <text:p text:style-name="P4"><text:span text:style-name="Strong_20_Emphasis"><text:span text:style-name="T1">Ferramenta</text:span></text:span><text:span text:style-name="T1">: Sistema de gestão de configuração com controle integrado de mudanças.</text:span></text:p>
      <text:p text:style-name="P4"><text:span text:style-name="Strong_20_Emphasis"><text:span text:style-name="T1">CheckList</text:span></text:span></text:p>
      <text:p text:style-name="P10"/>
      <text:h text:style-name="P21" text:outline-level="2"><text:soft-page-break/><text:span text:style-name="T2">1</text:span><text:span text:style-name="T1">.</text:span><text:span text:style-name="T10">4</text:span><text:span text:style-name="T1"> </text:span><text:span text:style-name="Strong_20_Emphasis"><text:span text:style-name="T1">Saída</text:span></text:span></text:h>
      <text:h text:style-name="P16" text:outline-level="3"><text:span text:style-name="T2">1</text:span><text:span text:style-name="T1">.5.1</text:span><text:span text:style-name="Strong_20_Emphasis"><text:span text:style-name="T1">Plano de projeto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DIAS</meta:initial-creator>
    <meta:creation-date>2016-09-13T14:04:42.537624363</meta:creation-date>
    <dc:date>2016-09-13T14:13:06.335166653</dc:date>
    <dc:creator>LUIZ DIAS</dc:creator>
    <meta:editing-duration>PT8M20S</meta:editing-duration>
    <meta:editing-cycles>7</meta:editing-cycles>
    <meta:generator>LibreOffice/5.0.5.2$Linux_X86_64 LibreOffice_project/00$Build-2</meta:generator>
    <meta:document-statistic meta:table-count="2" meta:image-count="0" meta:object-count="0" meta:page-count="4" meta:paragraph-count="69" meta:word-count="507" meta:character-count="3458" meta:non-whitespace-character-count="3012"/>
  </office:meta>
</office:document-meta>
</file>